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XIU_ho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.B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dust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Information Techn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K.B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onsumer Sta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Indust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Utilities</text:p>
          </table:table-cell>
          <table:table-cell/>
          <table:table-cell table:formula="of:=10/13" office:value-type="float" office:value="0.769230769230769" calcext:value-type="float">
            <text:p>0.7692307692</text:p>
          </table:table-cell>
        </table:table-row>
        <table:table-row table:style-name="ro1">
          <table:table-cell office:value-type="string" calcext:value-type="string">
            <text:p>EC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W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C.A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R.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Information Techn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Consumer Sta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G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onsumer Sta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Financ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Util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X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ealth C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Financ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onsumer Sta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V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onsumer Discre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.A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Information Techn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I.B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elecommun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aterial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onsumer Discretionary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TD.B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onsumer Staple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aterial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elecommunication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SLF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Financial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dustrial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Energy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Financials</text:p>
          </table:table-cell>
          <table:table-cell/>
          <table:table-cell table:formula="of:=10/3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AM.A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Financia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Financia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Q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B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MO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Financia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E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Telecommunications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nergy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string" calcext:value-type="string">
            <text:p>CNR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Industrials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string" calcext:value-type="string">
            <text:p>BNS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Financials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inancials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Financials</text:p>
          </table:table-cell>
          <table:table-cell/>
          <table:table-cell table:formula="of:=10/7" office:value-type="float" office:value="1.42857142857143" calcext:value-type="float">
            <text:p>1.42857142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218.62mm" svg:height="131.48mm" svg:x="295.7mm" svg:y="25.5mm">
            <draw:object draw:notify-on-update-of-ranges="Sheet2.D4:Sheet2.D4 Sheet2.D5:Sheet2.D10 Sheet2.E4:Sheet2.E4 Sheet2.E5:Sheet2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rket cap</text:p>
          </table:table-cell>
          <table:table-cell table:number-columns-repeated="6"/>
          <table:table-cell office:value-type="string" calcext:value-type="string">
            <text:p>Equal weight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ctor weight</text:p>
          </table:table-cell>
          <table:table-cell table:number-columns-repeated="2"/>
          <table:table-cell office:value-type="string" calcext:value-type="string">
            <text:p>Market cap</text:p>
          </table:table-cell>
          <table:table-cell table:number-columns-repeated="3"/>
          <table:table-cell office:value-type="string" calcext:value-type="string">
            <text:p>Sector weight</text:p>
          </table:table-cell>
          <table:table-cell table:number-columns-repeated="2"/>
          <table:table-cell office:value-type="string" calcext:value-type="string">
            <text:p>Equal weight</text:p>
          </table:table-cell>
        </table:table-row>
        <table:table-row table:style-name="ro1">
          <table:table-cell office:value-type="string" calcext:value-type="string">
            <text:p>Financials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8.58" calcext:value-type="float">
            <text:p>8.58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1300/60" office:value-type="float" office:value="21.6666666666667" calcext:value-type="float">
            <text:p>21.6666666667</text:p>
          </table:table-cell>
          <table:table-cell/>
          <table:table-cell office:value-type="string" calcext:value-type="string">
            <text:p>RY</text:p>
          </table:table-cell>
          <table:table-cell table:formula="of:=100/60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string" calcext:value-type="string">
            <text:p>TD</text:p>
          </table:table-cell>
          <table:table-cell office:value-type="float" office:value="7.75" calcext:value-type="float">
            <text:p>7.75</text:p>
          </table:table-cell>
          <table:table-cell table:number-columns-repeated="2"/>
          <table:table-cell office:value-type="string" calcext:value-type="string">
            <text:p>Materials</text:p>
          </table:table-cell>
          <table:table-cell table:formula="of:=1200/60" office:value-type="float" office:value="20" calcext:value-type="float">
            <text:p>20</text:p>
          </table:table-cell>
          <table:table-cell/>
          <table:table-cell office:value-type="string" calcext:value-type="string">
            <text:p>TD</text:p>
          </table:table-cell>
          <table:table-cell table:formula="of:=100/60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string" calcext:value-type="string">
            <text:p>BNS</text:p>
          </table:table-cell>
          <table:table-cell office:value-type="float" office:value="5.73" calcext:value-type="float">
            <text:p>5.73</text:p>
          </table:table-cell>
          <table:table-cell table:number-columns-repeated="2"/>
          <table:table-cell office:value-type="string" calcext:value-type="string">
            <text:p>Financials</text:p>
          </table:table-cell>
          <table:table-cell table:formula="of:=1000/60" office:value-type="float" office:value="16.6666666666667" calcext:value-type="float">
            <text:p>16.6666666667</text:p>
          </table:table-cell>
          <table:table-cell/>
          <table:table-cell office:value-type="string" calcext:value-type="string">
            <text:p>BNS</text:p>
          </table:table-cell>
          <table:table-cell table:formula="of:=100/60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table:formula="of:=100-SUM([.B5:.B7])" office:value-type="float" office:value="31.03" calcext:value-type="float">
            <text:p>31.03</text:p>
          </table:table-cell>
          <table:table-cell/>
          <table:table-cell office:value-type="string" calcext:value-type="string">
            <text:p>Next 7</text:p>
          </table:table-cell>
          <table:table-cell office:value-type="float" office:value="25.71" calcext:value-type="float">
            <text:p>25.71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formula="of:=100-SUM([.I5:.I7])" office:value-type="float" office:value="41.6666666666667" calcext:value-type="float">
            <text:p>41.6666666667</text:p>
          </table:table-cell>
          <table:table-cell/>
          <table:table-cell office:value-type="string" calcext:value-type="string">
            <text:p>Next 7</text:p>
          </table:table-cell>
          <table:table-cell table:formula="of:=[.L7]*7" office:value-type="float" office:value="11.6666666666667" calcext:value-type="float">
            <text:p>11.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xt 10</text:p>
          </table:table-cell>
          <table:table-cell office:value-type="float" office:value="20.51" calcext:value-type="float">
            <text:p>20.51</text:p>
          </table:table-cell>
          <table:table-cell table:number-columns-repeated="5"/>
          <table:table-cell office:value-type="string" calcext:value-type="string">
            <text:p>Next 10</text:p>
          </table:table-cell>
          <table:table-cell table:formula="of:=[.L7]*10"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s</text:p>
          </table:table-cell>
          <table:table-cell table:formula="of:=100-SUM([.E5:.E9])" office:value-type="float" office:value="31.72" calcext:value-type="float">
            <text:p>31.72</text:p>
          </table:table-cell>
          <table:table-cell table:number-columns-repeated="5"/>
          <table:table-cell office:value-type="string" calcext:value-type="string">
            <text:p>Others</text:p>
          </table:table-cell>
          <table:table-cell table:formula="of:=100-SUM([.L5:.L9])" office:value-type="float" office:value="66.6666666666667" calcext:value-type="float">
            <text:p>66.666666666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Handcrafte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ctor weight</text:p>
          </table:table-cell>
          <table:table-cell table:number-columns-repeated="2"/>
          <table:table-cell office:value-type="string" calcext:value-type="string">
            <text:p>Handcraf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ial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RX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T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M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s</text:p>
          </table:table-cell>
          <table:table-cell table:formula="of:=100-SUM([.B17:.B19])" office:value-type="float" office:value="70" calcext:value-type="float">
            <text:p>70</text:p>
          </table:table-cell>
          <table:table-cell/>
          <table:table-cell office:value-type="string" calcext:value-type="string">
            <text:p>Next 7</text:p>
          </table:table-cell>
          <table:table-cell office:value-type="float" office:value="23.3" calcext:value-type="float">
            <text:p>23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xt 10</text:p>
          </table:table-cell>
          <table:table-cell office:value-type="float" office:value="20.95" calcext:value-type="float">
            <text:p>20.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thers</text:p>
          </table:table-cell>
          <table:table-cell table:formula="of:=100-SUM([.E17:.E21])" office:value-type="float" office:value="35.75" calcext:value-type="float">
            <text:p>35.7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XIU_holdings.A2:XIU_holdings.C1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 LibreOffice_project/40m0$Build-2</meta:generator>
    <dc:date>2016-09-30T18:53:00.591978716</dc:date>
    <dc:creator>Rob </dc:creator>
    <meta:editing-duration>P2DT9H48M52S</meta:editing-duration>
    <meta:editing-cycles>1</meta:editing-cycles>
    <meta:document-statistic meta:table-count="2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63cm" svg:height="13.149cm" xlink:href=".." xlink:type="simple" chart:class="chart:circle" chart:style-name="ch1">
        <chart:title svg:x="9.736cm" svg:y="0.398cm" chart:style-name="ch2">
          <text:p>Market cap</text:p>
        </chart:title>
        <chart:legend chart:legend-position="end" svg:x="19.916cm" svg:y="5.03cm" style:legend-expansion="high" chart:style-name="ch3"/>
        <chart:plot-area chart:style-name="ch4" table:cell-range-address="Sheet2.D4:Sheet2.E10" chart:data-source-has-labels="both" svg:x="0.437cm" svg:y="1.465cm" svg:width="19.043cm" svg:height="11.422cm">
          <chartooo:coordinate-region svg:x="4.249cm" svg:y="1.467cm" svg:width="11.42cm" svg:height="11.42cm"/>
          <chart:axis chart:dimension="x" chart:name="primary-x" chart:style-name="ch5" chartooo:axis-type="auto">
            <chartooo:date-scale/>
            <chart:categories table:cell-range-address="Sheet2.D5:Sheet2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5:Sheet2.E10" chart:label-cell-address="Sheet2.E4:Sheet2.E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cap</text:p>
                <draw:g>
                  <svg:desc>Sheet2.E4:Sheet2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</text:p>
                <draw:g>
                  <svg:desc>Sheet2.D5:Sheet2.D10</svg:desc>
                </draw:g>
              </table:table-cell>
              <table:table-cell office:value-type="float" office:value="8.58">
                <text:p>8.58</text:p>
                <draw:g>
                  <svg:desc>Sheet2.E5:Sheet2.E10</svg:desc>
                </draw:g>
              </table:table-cell>
            </table:table-row>
            <table:table-row>
              <table:table-cell office:value-type="string">
                <text:p>TD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BNS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Next 7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Next 10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31.72">
                <text:p>31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